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0000000A0F8DC4EC762B5D25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4.704cm"/>
    </style:style>
    <style:style style:name="Tableau1.B" style:family="table-column">
      <style:table-column-properties style:column-width="7.701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998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896cm" style:use-optimal-row-height="false"/>
    </style:style>
    <style:style style:name="Tableau1.7" style:family="table-row">
      <style:table-row-properties style:min-row-height="0.706cm" style:use-optimal-row-height="false"/>
    </style:style>
    <style:style style:name="Tableau1.8" style:family="table-row">
      <style:table-row-properties style:min-row-height="0.794cm" style:use-optimal-row-height="false"/>
    </style:style>
    <style:style style:name="Tableau1.10" style:family="table-row">
      <style:table-row-properties style:min-row-height="1.191cm" style:use-optimal-row-height="fals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1.891cm"/>
    </style:style>
    <style:style style:name="Tableau2.C" style:family="table-column">
      <style:table-column-properties style:column-width="3.896cm"/>
    </style:style>
    <style:style style:name="Tableau2.D" style:family="table-column">
      <style:table-column-properties style:column-width="6.5cm"/>
    </style:style>
    <style:style style:name="Tableau2.E" style:family="table-column">
      <style:table-column-properties style:column-width="7.251cm"/>
    </style:style>
    <style:style style:name="Tableau2.F" style:family="table-column">
      <style:table-column-properties style:column-width="2.501cm"/>
    </style:style>
    <style:style style:name="Tableau2.A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e6e6e6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e6e6e6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041cb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24pt" officeooo:rsid="001f979d" officeooo:paragraph-rsid="001f979d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11" style:family="paragraph" style:parent-style-name="Standard">
      <style:paragraph-properties fo:text-align="center" style:justify-single-word="false"/>
      <style:text-properties officeooo:rsid="002041cb" officeooo:paragraph-rsid="002041cb"/>
    </style:style>
    <style:style style:name="P12" style:family="paragraph">
      <loext:graphic-properties draw:fill="solid" draw:fill-color="#4472c4" draw:opacity="100%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1pt" officeooo:rsid="001f979d" style:font-size-asian="11pt" style:font-size-complex="11pt"/>
    </style:style>
    <style:style style:name="T3" style:family="text">
      <style:text-properties officeooo:rsid="002041cb"/>
    </style:style>
    <style:style style:name="T4" style:family="text">
      <style:text-properties officeooo:rsid="0020f771"/>
    </style:style>
    <style:style style:name="T5" style:family="text">
      <style:text-properties officeooo:rsid="00222815"/>
    </style:style>
    <style:style style:name="T6" style:family="text">
      <style:text-properties officeooo:rsid="0023c4d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Numéro du ticket</text:p>
          </table:table-cell>
          <table:table-cell table:style-name="Tableau1.A1" office:value-type="string">
            <text:p text:style-name="P6">{ref}</text:p>
          </table:table-cell>
          <table:table-cell table:style-name="Tableau1.C1" table:number-rows-spanned="10" office:value-type="string">
            <text:p text:style-name="P6">{photo}</text:p>
          </table:table-cell>
        </table:table-row>
        <table:table-row table:style-name="Tableau1.2">
          <table:table-cell table:style-name="Tableau1.A2" office:value-type="string">
            <text:p text:style-name="P4">Nom</text:p>
          </table:table-cell>
          <table:table-cell table:style-name="Tableau1.A2" office:value-type="string">
            <text:p text:style-name="P6">{lastname}</text:p>
          </table:table-cell>
          <table:covered-table-cell table:style-name="Tableau1.C1"/>
        </table:table-row>
        <table:table-row table:style-name="Tableau1.2">
          <table:table-cell table:style-name="Tableau1.A2" office:value-type="string">
            <text:p text:style-name="P4">Prénom</text:p>
          </table:table-cell>
          <table:table-cell table:style-name="Tableau1.A2" office:value-type="string">
            <text:p text:style-name="P6">{firstname}</text:p>
          </table:table-cell>
          <table:covered-table-cell table:style-name="Tableau1.C1"/>
        </table:table-row>
        <table:table-row table:style-name="Tableau1.1">
          <table:table-cell table:style-name="Tableau1.A2" office:value-type="string">
            <text:p text:style-name="P4">Téléphone</text:p>
          </table:table-cell>
          <table:table-cell table:style-name="Tableau1.A2" office:value-type="string">
            <text:p text:style-name="P10"><text:span text:style-name="Police_20_par_20_défaut"><text:span text:style-name="T2">{phone_number}</text:span></text:span></text:p>
          </table:table-cell>
          <table:covered-table-cell table:style-name="Tableau1.C1"/>
        </table:table-row>
        <table:table-row table:style-name="Tableau1.5">
          <table:table-cell table:style-name="Tableau1.A2" office:value-type="string">
            <text:p text:style-name="P4">Service</text:p>
          </table:table-cell>
          <table:table-cell table:style-name="Tableau1.A2" office:value-type="string">
            <text:p text:style-name="P6">{service}</text:p>
          </table:table-cell>
          <table:covered-table-cell table:style-name="Tableau1.C1"/>
        </table:table-row>
        <table:table-row table:style-name="Tableau1.5">
          <table:table-cell table:style-name="Tableau1.A2" office:value-type="string">
            <text:p text:style-name="P4"><text:s/>Lieu</text:p>
          </table:table-cell>
          <table:table-cell table:style-name="Tableau1.A2" office:value-type="string">
            <text:p text:style-name="P6">{location}</text:p>
          </table:table-cell>
          <table:covered-table-cell table:style-name="Tableau1.C1"/>
        </table:table-row>
        <table:table-row table:style-name="Tableau1.7">
          <table:table-cell table:style-name="Tableau1.A2" office:value-type="string">
            <text:p text:style-name="P4">Date création</text:p>
          </table:table-cell>
          <table:table-cell table:style-name="Tableau1.A2" office:value-type="string">
            <text:p text:style-name="P6">{creation_date}</text:p>
          </table:table-cell>
          <table:covered-table-cell table:style-name="Tableau1.C1"/>
        </table:table-row>
        <table:table-row table:style-name="Tableau1.8">
          <table:table-cell table:style-name="Tableau1.A2" office:value-type="string">
            <text:p text:style-name="P4">Date déclaration</text:p>
          </table:table-cell>
          <table:table-cell table:style-name="Tableau1.A2" office:value-type="string">
            <text:p text:style-name="P6">{declaration_date}</text:p>
          </table:table-cell>
          <table:covered-table-cell table:style-name="Tableau1.C1"/>
        </table:table-row>
        <table:table-row table:style-name="Tableau1.8">
          <table:table-cell table:style-name="Tableau1.A2" office:value-type="string">
            <text:p text:style-name="P4">Etat</text:p>
          </table:table-cell>
          <table:table-cell table:style-name="Tableau1.A2" office:value-type="string">
            <text:p text:style-name="P6">{status}</text:p>
          </table:table-cell>
          <table:covered-table-cell table:style-name="Tableau1.C1"/>
        </table:table-row>
        <table:table-row table:style-name="Tableau1.10">
          <table:table-cell table:style-name="Tableau1.A2" office:value-type="string">
            <text:p text:style-name="P4">Assigné à</text:p>
          </table:table-cell>
          <table:table-cell table:style-name="Tableau1.A2" office:value-type="string">
            <text:p text:style-name="P8">{assigned_to}</text:p>
          </table:table-cell>
          <table:covered-table-cell table:style-name="Tableau1.C1"/>
        </table:table-row>
      </table:table>
      <text:p text:style-name="Standard"/>
      <text:p text:style-name="P5">Message : <text:span text:style-name="T5">{message}</text:span></text:p>
      <text:p text:style-name="P5"/>
      <text:p text:style-name="P5"/>
      <text:p text:style-name="P5">Liste des évènements liés à ce ticket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1436838513792">
          <table:table-cell table:style-name="Tableau2.A1" office:value-type="string">
            <text:p text:style-name="P9">Réf.<text:tab/><text:tab/></text:p>
          </table:table-cell>
          <table:table-cell table:style-name="Tableau2.A1" office:value-type="string">
            <text:p text:style-name="P9">Par</text:p>
          </table:table-cell>
          <table:table-cell table:style-name="Tableau2.A1" office:value-type="string">
            <text:p text:style-name="P9">Type</text:p>
          </table:table-cell>
          <table:table-cell table:style-name="Tableau2.A1" office:value-type="string">
            <text:p text:style-name="P9">Titre</text:p>
          </table:table-cell>
          <table:table-cell table:style-name="Tableau2.E1" office:value-type="string">
            <text:p text:style-name="P9">Note (contenu de l’évènement)</text:p>
          </table:table-cell>
          <table:table-cell table:style-name="Tableau2.F1" office:value-type="string">
            <text:p text:style-name="P9">Date</text:p>
          </table:table-cell>
        </table:table-row>
        <table:table-row table:style-name="TableLine1436838517872">
          <table:table-cell table:style-name="Tableau2.A2" office:value-type="string">
            <text:p text:style-name="P7">[!-- BEGIN row.events --]{<text:span text:style-name="T6">event_</text:span>ref}</text:p>
          </table:table-cell>
          <table:table-cell table:style-name="Tableau2.B2" office:value-type="string">
            <text:p text:style-name="P7">{user}</text:p>
          </table:table-cell>
          <table:table-cell table:style-name="Tableau2.C2" office:value-type="string">
            <text:p text:style-name="P7">{type}</text:p>
          </table:table-cell>
          <table:table-cell table:style-name="Tableau2.D2" office:value-type="string">
            <text:p text:style-name="P11">{title}</text:p>
          </table:table-cell>
          <table:table-cell table:style-name="Tableau2.E2" office:value-type="string">
            <text:p text:style-name="P7">{event_content}</text:p>
          </table:table-cell>
          <table:table-cell table:style-name="Tableau2.F2" office:value-type="string">
            <text:p text:style-name="P7">{date}<text:span text:style-name="T4">[!-- END row.events --]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MP2" style:family="paragraph">
      <loext:graphic-properties draw:fill="solid" draw:fill-color="#4472c4" draw:opacity="100%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2041c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custom-shape text:anchor-type="paragraph" draw:z-index="1" draw:name="Cadre 3" draw:style-name="Mgr1" draw:text-style-name="MP2" svg:width="28.893cm" svg:height="20.03cm" svg:x="-1.164cm" svg:y="-0.829cm"><text:p/><draw:enhanced-geometry svg:viewBox="0 0 21600 21600" draw:path-stretchpoint-x="21600" draw:path-stretchpoint-y="21600" draw:text-areas="?f17 ?f17 ?f18 ?f19" draw:type="non-primitive" draw:modifiers="0" draw:enhanced-path="M ?f7 ?f7 L ?f11 ?f7 ?f11 ?f12 ?f7 ?f12 Z M ?f17 ?f17 L ?f17 ?f19 ?f18 ?f19 ?f18 ?f1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71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/draw:enhanced-geometry></draw:custom-shape><draw:frame draw:style-name="Mfr1" draw:name="Image 2" text:anchor-type="paragraph" svg:x="24.924cm" svg:y="-0.591cm" svg:width="2.619cm" style:rel-width="scale" svg:height="2.619cm" style:rel-height="scale" draw:z-index="0"><draw:image xlink:href="Pictures/10000000000000A0000000A0F8DC4EC762B5D258.jpg" xlink:type="simple" xlink:show="embed" xlink:actuate="onLoad" draw:mime-type="image/jpeg"/><svg:desc>https://tse3.mm.bing.net/th?id=OIP.Cx56PHywrq2qv7gm3LHXMAAAAA&amp;pid=Api</svg:desc></draw:frame><text:span text:style-name="Police_20_par_20_défaut"><text:span text:style-name="MT1"><text:tab/></text:span></text:span></text:p>
      </style:header>
      <style:footer>
        <text:p text:style-name="MP3">Date de l’exportation de ce registre : <text:span text:style-name="MT2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Perrine DURAND SAINT-OMER</meta:initial-creator>
    <meta:creation-date>2022-04-21T12:38:00Z</meta:creation-date>
    <dc:date>2022-04-29T15:50:36.101000000</dc:date>
    <meta:editing-cycles>9</meta:editing-cycles>
    <meta:editing-duration>PT46M46S</meta:editing-duration>
    <meta:document-statistic meta:table-count="2" meta:image-count="1" meta:object-count="0" meta:page-count="1" meta:paragraph-count="37" meta:word-count="67" meta:character-count="471" meta:non-whitespace-character-count="43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